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otted" draw:marker-start="" draw:textarea-horizontal-align="justify" draw:textarea-vertical-align="middle" draw:auto-grow-height="false" fo:min-height="3.499cm" fo:min-width="3.24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98cm" fo:min-width="3.24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499cm" fo:min-width="3.2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499cm" fo:min-width="3.24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2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749cm" svg:height="3.749cm" svg:x="9.377cm" svg:y="1.524cm">
          <text:p text:style-name="P1">Idd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49cm" svg:height="3.748cm" svg:x="0.431cm" svg:y="11.363cm">
          <text:p text:style-name="P1">Wait first </text:p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11.599cm" svg:y="14.793cm">
          <text:p text:style-name="P1">Next B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5.509cm" svg:y="14.793cm">
          <text:p text:style-name="P1">Set 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5.629cm" svg:y="8.763cm">
          <text:p text:style-name="P1">Set Cl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11.599cm" svg:y="8.763cm">
          <text:p text:style-name="P1">Clear</text:p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17.629cm" svg:y="8.763cm">
          <text:p text:style-name="P1">End</text:p>
          <text:p text:style-name="P1">Comm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49cm" svg:height="3.749cm" svg:x="23.976cm" svg:y="8.763cm">
          <text:p text:style-name="P1">Set Data</text:p>
          <text:p text:style-name="P1">End</text:p>
          <text:p text:style-name="P1">Comm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48cm" svg:height="3.749cm" svg:x="17.569cm" svg:y="14.793cm">
          <text:p text:style-name="P1">Clear</text:p>
          <text:p text:style-name="P1">Clock</text:p>
          <text:p text:style-name="P1">End</text:p>
          <text:p text:style-name="P1">Comm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49cm" svg:height="3.749cm" svg:x="23.916cm" svg:y="14.793cm">
          <text:p text:style-name="P1">Set Clock</text:p>
          <text:p text:style-name="P1">End</text:p>
          <text:p text:style-name="P1">Comm.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317cm" svg:y1="3.686cm" svg:x2="2.335cm" svg:y2="11.363cm">
          <text:p/>
        </draw:line>
        <draw:line draw:style-name="gr5" draw:text-style-name="P2" draw:layer="layout" svg:x1="4.179cm" svg:y1="13.207cm" svg:x2="5.508cm" svg:y2="16.698cm">
          <text:p/>
        </draw:line>
        <draw:line draw:style-name="gr5" draw:text-style-name="P2" draw:layer="layout" svg:x1="7.413cm" svg:y1="14.794cm" svg:x2="7.413cm" svg:y2="12.512cm">
          <text:p/>
        </draw:line>
        <draw:line draw:style-name="gr5" draw:text-style-name="P2" draw:layer="layout" svg:x1="9.377cm" svg:y1="10.668cm" svg:x2="11.856cm" svg:y2="10.668cm">
          <text:p/>
        </draw:line>
        <draw:line draw:style-name="gr5" draw:text-style-name="P2" draw:layer="layout" svg:x1="13.443cm" svg:y1="12.512cm" svg:x2="13.443cm" svg:y2="14.794cm">
          <text:p/>
        </draw:line>
        <draw:line draw:style-name="gr5" draw:text-style-name="P2" draw:layer="layout" svg:x1="11.599cm" svg:y1="16.698cm" svg:x2="9cm" svg:y2="16.698cm">
          <text:p/>
        </draw:line>
        <draw:frame draw:style-name="gr6" draw:text-style-name="P3" draw:layer="layout" svg:width="4.814cm" svg:height="1.203cm" draw:transform="rotate (-0.702320491002518) translate (15.172cm 3.783cm)">
          <draw:text-box>
            <text:p>Clock N°32</text:p>
          </draw:text-box>
        </draw:frame>
        <draw:line draw:style-name="gr5" draw:text-style-name="P2" draw:layer="layout" svg:x1="15.347cm" svg:y1="16.698cm" svg:x2="17.629cm" svg:y2="10.668cm">
          <text:p/>
        </draw:line>
        <draw:line draw:style-name="gr5" draw:text-style-name="P2" draw:layer="layout" svg:x1="21.377cm" svg:y1="10.668cm" svg:x2="24.233cm" svg:y2="10.668cm">
          <text:p/>
        </draw:line>
        <draw:line draw:style-name="gr5" draw:text-style-name="P2" draw:layer="layout" svg:x1="25.821cm" svg:y1="12.512cm" svg:x2="25.821cm" svg:y2="15.111cm">
          <text:p/>
        </draw:line>
        <draw:line draw:style-name="gr5" draw:text-style-name="P2" draw:layer="layout" svg:x1="23.916cm" svg:y1="16.698cm" svg:x2="21.317cm" svg:y2="16.698cm">
          <text:p/>
        </draw:line>
        <draw:line draw:style-name="gr5" draw:text-style-name="P2" draw:layer="layout" svg:x1="19.473cm" svg:y1="14.794cm" svg:x2="19.473cm" svg:y2="12.255cm">
          <text:p/>
        </draw:line>
        <draw:line draw:style-name="gr5" draw:text-style-name="P2" draw:layer="layout" svg:x1="19.473cm" svg:y1="8.763cm" svg:x2="13.126cm" svg:y2="3.368cm">
          <text:p/>
        </draw:line>
        <draw:frame draw:style-name="gr7" draw:text-style-name="P3" draw:layer="layout" svg:width="7.3cm" svg:height="1.202cm" draw:transform="rotate (1.20480078265169) translate (15.03cm 14.945cm)">
          <draw:text-box>
            <text:p>Clock N°32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7-13T09:58:34.914000000</dc:date>
    <meta:editing-duration>PT19M28S</meta:editing-duration>
    <meta:editing-cycles>5</meta:editing-cycles>
    <meta:document-statistic meta:object-count="47"/>
  </office:meta>
</office:document-meta>
</file>